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list-style-name="WWNum2"/>
    <style:style style:name="P3" style:family="paragraph" style:parent-style-name="Standard" style:list-style-name="WWNum3"/>
    <style:style style:name="P4" style:family="paragraph" style:parent-style-name="Heading_20_1" style:master-page-name="Standard">
      <style:paragraph-properties fo:text-align="center" style:justify-single-word="false" style:page-number="auto"/>
    </style:style>
    <style:style style:name="T1" style:family="text">
      <style:text-properties fo:font-size="18pt" fo:font-weight="bold" style:font-size-asian="18pt" style:font-weight-asian="bold"/>
    </style:style>
    <style:style style:name="T2" style:family="text">
      <style:text-properties fo:font-size="12pt" style:font-size-asian="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Tic-Tac-Toe</text:span></text:h>
      <text:p text:style-name="P1"/>
      <text:p text:style-name="Standard"><text:span text:style-name="T2">This homework is worth 100 points which is 2 normal homework grades.</text:span></text:p>
      <text:p text:style-name="P1"/>
      <text:p text:style-name="Standard"><text:span text:style-name="T2">The goal of this homework is to have a version of Tic-Tac-Toe playable by two people. <text:s/>The main things that you must accomplish are:</text:span></text:p>
      <text:p text:style-name="P1"/>
      <text:list xml:id="list7574256624602350819" text:style-name="WWNum2">
        <text:list-item>
          <text:p text:style-name="P2"><text:span text:style-name="T2">Create a board, in other words the bars/lines of the game and the background as desired.</text:span></text:p>
        </text:list-item>
        <text:list-item>
          <text:p text:style-name="P2"><text:span text:style-name="T2">Determine what you want to use for X’s and O’s so that it looks good on your board. <text:s/>You could use 3DText objects, torus’ (from shapes gallery) for O’s (like a ring), bars for X’s, or whatever you think looks good. <text:s/>Make good use of colors (for example, X’s and O’s should probably be different colors and different from the color of the board itself).</text:span></text:p>
        </text:list-item>
        <text:list-item>
          <text:p text:style-name="P2"><text:span text:style-name="T2">Determine how a player will make a move. <text:s/>Some ideas to consider are clicking on the place they want to go, dragging their piece (X or O) to the spot they want to play, moving a piece (X or O) with the arrow keys. <text:s/>Avoid using any form of ask user for a …, it gets annoying. <text:s/>If you want to use ask user for a string to get player names then that would be fine. <text:s/>Don’t assume the user will click the correct location or that the correct player will move. <text:s/>In other words, you need to handle if the user does something ‘wrong.’</text:span></text:p>
        </text:list-item>
        <text:list-item>
          <text:p text:style-name="P2"><text:span text:style-name="T2">Now code the mechanics to play the game. <text:s/>Players alternate turns. <text:s/>You may assume the people playing your game will alternate who has control of the mouse and keyboard. <text:s/>Make it clear whose turn it is.</text:span></text:p>
        </text:list-item>
        <text:list-item>
          <text:p text:style-name="P2"><text:span text:style-name="T2">Your code should determine who won or if it was a tie and announce that in some manner. <text:s/>If the game is over, it shouldn’t be possible to play more pieces on the board.</text:span></text:p>
        </text:list-item>
      </text:list>
      <text:p text:style-name="P1"/>
      <text:p text:style-name="Standard"><text:span text:style-name="T2">Additionally, extra credit will be awarded for going beyond the above. <text:s/>For example:</text:span></text:p>
      <text:list xml:id="list7219130654088721238" text:style-name="WWNum3">
        <text:list-item>
          <text:p text:style-name="P3"><text:span text:style-name="T2">The better your animations look, the more points you can earn</text:span></text:p>
        </text:list-item>
        <text:list-item>
          <text:p text:style-name="P3"><text:span text:style-name="T2">Being able to play again after a game ends</text:span></text:p>
        </text:list-item>
        <text:list-item>
          <text:p text:style-name="P3"><text:span text:style-name="T2">Keeping track of score if multiple games can be played</text:span></text:p>
        </text:list-item>
        <text:list-item>
          <text:p text:style-name="P3"><text:span text:style-name="T2">Creativity, neatness, etc. in your board and the workings of your game</text:span></text:p>
        </text:list-item>
      </text:list>
      <text:p text:style-name="P1"/>
      <text:p text:style-name="Standard"><text:span text:style-name="T2">Name your Alice word TicTacToe. <text:s/>When you submit your Alice world, you will also submit a Word document about your game. <text:s/>You should include instructions on how to play (do I click somewhere, or drag something, or …), what parts of the game do or don’t work (e.g. you can win horizontally, but not vertically), what extra credit things you did (or tried to do) so that I can make sure to look for them.</text:span></text:p>
      <text:p text:style-name="Standard"><text:span text:style-name="T2"/></text:p>
      <text:p text:style-name="Standard"><text:span text:style-name="T2"/></text:p>
      <text:p text:style-name="Standard"><text:span text:style-name="T2">(your more chicken than I am)</text:span></text:p>
      <text:p text:style-name="Standard"><text:span text:style-name="T2">(look at what the cat dragged in)</text:span></text:p>
      <text:p text:style-name="Standard"><text:span text:style-name="T2">(cat got your tongue)</text:span></text:p>
      <text:p text:style-name="Standard"><text:span text:style-name="T2">(scaredy cat)</text:span></text:p>
      <text:p text:style-name="Standard"><text:span text:style-name="T2"/></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keep-with-next="always"/>
      <style:text-properties fo:font-size="12pt" style:font-size-asian="12pt"/>
    </style:style>
    <style:style style:name="Plain_20_Text" style:display-name="Plain Text" style:family="paragraph" style:parent-style-name="Standard" style:default-outline-level="">
      <style:text-properties style:font-name="Courier New"/>
    </style:style>
    <style:style style:name="Default_20_Paragraph_20_Font" style:display-name="Default Paragraph Font" style:family="text"/>
    <style:style style:name="ListLabel_20_1" style:display-name="ListLabel 1" style:family="text">
      <style:text-properties style:font-name-complex="Courier New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mework 2</dc:title>
    <meta:initial-creator>Gary</meta:initial-creator>
    <meta:editing-cycles>4</meta:editing-cycles>
    <meta:creation-date>2012-11-14T20:00:00</meta:creation-date>
    <dc:date>2012-11-19T22:29:32.22</dc:date>
    <meta:editing-duration>PT20M16S</meta:editing-duration>
    <meta:generator>OpenOffice.org/3.4.1$Win32 OpenOffice.org_project/341m1$Build-9593</meta:generator>
    <meta:document-statistic meta:table-count="0" meta:image-count="0" meta:object-count="0" meta:page-count="1" meta:paragraph-count="18" meta:word-count="451" meta:character-count="2365"/>
    <meta:user-defined meta:name="AppVersion">14.0000</meta:user-defined>
    <meta:user-defined meta:name="Company">C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